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7.631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8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3.842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5.412cm"/>
    </style:style>
    <style:style style:name="co18" style:family="table-column">
      <style:table-column-properties fo:break-before="auto" style:column-width="2.282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99cm" fo:break-before="auto" style:use-optimal-row-height="fals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1.579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ro1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5" style:family="table-cell" style:parent-style-name="Default" style:data-style-name="N10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6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7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9" table:number-columns-repeated="1005" table:default-cell-style-name="ce3"/>
        <table:table-row table:style-name="ro1">
          <table:table-cell table:style-name="ce1"/>
          <table:table-cell table:style-name="ce1" office:value-type="string">
            <text:p>Autho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nclud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Agile sw dev</text:p>
          </table:table-cell>
          <table:table-cell table:style-name="ce1" office:value-type="string">
            <text:p>Study type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rge scale</text:p>
          </table:table-cell>
          <table:table-cell table:style-name="ce1" office:value-type="string">
            <text:p>Time of transform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siness area</text:p>
          </table:table-cell>
          <table:table-cell table:style-name="ce1" office:value-type="string">
            <text:p>Initial state</text:p>
          </table:table-cell>
          <table:table-cell table:style-name="ce1" office:value-type="string">
            <text:p>Agile methods</text:p>
          </table:table-cell>
          <table:table-cell table:style-name="ce1" office:value-type="string">
            <text:p>Transformation description type</text:p>
          </table:table-cell>
          <table:table-cell table:style-name="ce1" office:value-type="string">
            <text:p>Transformation mode</text:p>
          </table:table-cell>
          <table:table-cell table:style-name="ce1" office:value-type="string">
            <text:p>Informativeness 1-5</text:p>
          </table:table-cell>
          <table:table-cell table:style-name="ce1" office:value-type="string">
            <text:p>Notes</text:p>
          </table:table-cell>
          <table:table-cell table:style-name="ce1" table:number-columns-repeated="1005"/>
        </table:table-row>
        <table:table-row table:style-name="ro2">
          <table:table-cell table:style-name="ce2"/>
          <table:table-cell office:value-type="string">
            <text:p>Abdelnour-Nocera, J.a &amp; Sharp, H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5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5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5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5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5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5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5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scale.</text:span>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5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6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5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5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5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5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5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5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Ganis, M.; Maximilien, E. M. &amp; Rivera, T.</text:p>
          </table:table-cell>
          <table:table-cell table:style-name="ce5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Gelbwaks, M.a &amp; Odenwelder Jr., J.D.b c</text:p>
          </table:table-cell>
          <table:table-cell table:style-name="ce5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5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5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5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5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5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6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7" office:value-type="string">
            <text:p>Large scale def.: [Fowler, 2002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6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5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5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5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5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5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5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5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5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5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5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5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5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5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3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5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5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5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5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5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5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5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4" office:value-type="string">
            <text:p>Definition on large scale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4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5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5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5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5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5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5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5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5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5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5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4" office:value-type="string">
            <text:p>Agile adoption research in general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5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office:value-type="string">
            <text:p>Narrative description, somewhat much non-evidence talk </text:p>
          </table:table-cell>
          <table:table-cell office:value-type="string">
            <text:p>Mix of top-down and bottom-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5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5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5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5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5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3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5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office:value-type="string">
            <text:p>Some narrative, mostly lessons learned and isolated observations.</text:p>
          </table:table-cell>
          <table:table-cell office:value-type="string">
            <text:p>Long pilots, quick enterprise transformation</text:p>
          </table:table-cell>
          <table:table-cell office:value-type="string">
            <text:p>4</text:p>
          </table:table-cell>
          <table:table-cell office:value-type="string">
            <text:p>See for background: [1,5,10,11]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Schrödl, H. &amp; Wind, S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6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5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/>
          <table:table-cell office:value-type="string">
            <text:p>Narrative description</text:p>
          </table:table-cell>
          <table:table-cell office:value-type="string">
            <text:p>Top-down, listening to people. Continuous effort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5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5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Describing planning, and three iterations of transformation</text:p>
          </table:table-cell>
          <table:table-cell office:value-type="string">
            <text:p>Driven from the middle</text:p>
          </table:table-cell>
          <table:table-cell office:value-type="string">
            <text:p>4</text:p>
          </table:table-cell>
          <table:table-cell office:value-type="string">
            <text:p>See [i] Kotter's 8 step process, [ii] Rising: Fearless change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5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5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5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office:value-type="string">
            <text:p>Transformation as seen by Operations and Infrastructure</text:p>
          </table:table-cell>
          <table:table-cell office:value-type="string">
            <text:p>Quite fast spreading of agile. A matter of month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5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5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5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5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5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5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5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5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s seen from the dual scrum master / line manager perspective</text:p>
          </table:table-cell>
          <table:table-cell office:value-type="string">
            <text:p>A bit unclear. Seemingly a fast but possibly shallow transform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office:value-type="string">
            <text:p>No transformation description</text:p>
          </table:table-cell>
          <table:table-cell office:value-type="string">
            <text:p>Top down mandated.</text:p>
          </table:table-cell>
          <table:table-cell office:value-type="string">
            <text:p>1</text:p>
          </table:table-cell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office:value-type="string">
            <text:p>Very little discussion. Main focus on release duration.</text:p>
          </table:table-cell>
          <table:table-cell office:value-type="string">
            <text:p>Seemingly top down driven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0" table:number-rows-repeated="4">
          <table:table-cell table:number-columns-repeated="1024"/>
        </table:table-row>
        <table:table-row table:style-name="ro11">
          <table:table-cell/>
          <table:table-cell table:style-name="ce4" office:value-type="string">
            <text:p>Reading list</text:p>
          </table:table-cell>
          <table:table-cell table:number-columns-repeated="1022"/>
        </table:table-row>
        <table:table-row table:style-name="ro12">
          <table:table-cell/>
          <table:table-cell office:value-type="string">
            <text:p>Kotter, John P.</text:p>
          </table:table-cell>
          <table:table-cell office:value-type="string">
            <text:p>1996</text:p>
          </table:table-cell>
          <table:table-cell office:value-type="string">
            <text:p>Leading change</text:p>
          </table:table-cell>
          <table:table-cell table:number-columns-repeated="1020"/>
        </table:table-row>
        <table:table-row table:style-name="ro12">
          <table:table-cell/>
          <table:table-cell office:value-type="string">
            <text:p>Rising, Linda and Manns Mary L.</text:p>
          </table:table-cell>
          <table:table-cell office:value-type="string">
            <text:p>2005</text:p>
          </table:table-cell>
          <table:table-cell office:value-type="string">
            <text:p>Fearless Change: Patterns for Introducing New Ideas</text:p>
          </table:table-cell>
          <table:table-cell table:number-columns-repeated="1020"/>
        </table:table-row>
        <table:table-row table:style-name="ro10" table:number-rows-repeated="104839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3">
          <table:table-cell table:number-columns-repeated="5"/>
          <table:table-cell table:style-name="ce2"/>
          <table:table-cell table:number-columns-repeated="1018"/>
        </table:table-row>
        <table:table-row table:style-name="ro13" table:number-rows-repeated="2">
          <table:table-cell table:number-columns-repeated="1024"/>
        </table:table-row>
        <table:table-row table:style-name="ro12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3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3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3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3" table:number-rows-repeated="40">
          <table:table-cell table:number-columns-repeated="1024"/>
        </table:table-row>
        <table:table-row table:style-name="ro13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3" table:number-rows-repeated="24">
          <table:table-cell table:number-columns-repeated="1024"/>
        </table:table-row>
        <table:table-row table:style-name="ro13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3" table:number-rows-repeated="1048439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O161" table:orientation="column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.00.0000</text:date>, <text:time style:data-style-name="N2" text:time-value="0000-00-00T20:39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4.0.3.3$MacOSX_x86 LibreOffice_project/0eaa50a932c8f2199a615e1eb30f7ac74279539</meta:generator>
    <dc:date>2013-10-24T20:40:44</dc:date>
    <meta:editing-duration>P10DT16H53M56S</meta:editing-duration>
    <meta:editing-cycles>975</meta:editing-cycles>
    <meta:printed-by>Kim Dikert</meta:printed-by>
    <meta:print-date>2013-05-15T00:23:21</meta:print-date>
    <meta:document-statistic meta:table-count="2" meta:cell-count="2439" meta:object-count="0"/>
  </office:meta>
</office:document-meta>
</file>